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65571f" style:parent-style-name="Standard">
      <style:text-properties fo:country="DE" fo:font-size="11.0pt" fo:language="de" style:font-name-asian="Cambria" style:font-size-asian="11.0pt"/>
    </style:style>
    <style:style style:family="table-cell" style:name="a0750e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5c672" style:parent-style-name="Standard">
      <style:text-properties fo:country="DE" fo:font-size="11.0pt" fo:language="de" style:font-name-asian="Cambria" style:font-size-asian="11.0pt"/>
    </style:style>
    <style:style style:family="table-cell" style:name="ac6322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c3e87" style:parent-style-name="Standard">
      <style:text-properties fo:country="DE" fo:font-size="11.0pt" fo:language="de" style:font-name-asian="Cambria" style:font-size-asian="11.0pt"/>
    </style:style>
    <style:style style:family="table-cell" style:name="a721f0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5d412" style:parent-style-name="Standard">
      <style:text-properties fo:country="DE" fo:font-size="11.0pt" fo:language="de" style:font-name-asian="Cambria" style:font-size-asian="11.0pt"/>
    </style:style>
    <style:style style:family="table-cell" style:name="a95750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7c3261">
      <style:table-row-properties style:row-height="10.0mm"/>
    </style:style>
    <style:style style:family="paragraph" style:name="a9d8dab" style:parent-style-name="Standard">
      <style:text-properties fo:country="DE" fo:font-size="11.0pt" fo:language="de" style:font-name-asian="Cambria" style:font-size-asian="11.0pt"/>
    </style:style>
    <style:style style:family="table-cell" style:name="a88dff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650cd" style:parent-style-name="Standard">
      <style:text-properties fo:country="DE" fo:font-size="11.0pt" fo:language="de" style:font-name-asian="Cambria" style:font-size-asian="11.0pt"/>
    </style:style>
    <style:style style:family="table-cell" style:name="ab41d7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0142d" style:parent-style-name="Standard">
      <style:text-properties fo:country="DE" fo:font-size="11.0pt" fo:language="de" style:font-name-asian="Cambria" style:font-size-asian="11.0pt"/>
    </style:style>
    <style:style style:family="table-cell" style:name="a84b320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1c33a" style:parent-style-name="Standard">
      <style:text-properties fo:country="DE" fo:font-size="11.0pt" fo:language="de" style:font-name-asian="Cambria" style:font-size-asian="11.0pt"/>
    </style:style>
    <style:style style:family="table-cell" style:name="aee17d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13e1f">
      <style:table-row-properties style:row-height="10.0mm"/>
    </style:style>
    <style:style style:family="paragraph" style:name="a4b80c2" style:parent-style-name="Standard">
      <style:text-properties fo:country="DE" fo:font-size="11.0pt" fo:language="de" style:font-name-asian="Cambria" style:font-size-asian="11.0pt"/>
    </style:style>
    <style:style style:family="table-cell" style:name="abb00d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7d6ab" style:parent-style-name="Standard">
      <style:text-properties fo:country="DE" fo:font-size="11.0pt" fo:language="de" style:font-name-asian="Cambria" style:font-size-asian="11.0pt"/>
    </style:style>
    <style:style style:family="table-cell" style:name="abdb05b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78ad1" style:parent-style-name="Standard">
      <style:text-properties fo:country="DE" fo:font-size="11.0pt" fo:language="de" style:font-name-asian="Cambria" style:font-size-asian="11.0pt"/>
    </style:style>
    <style:style style:family="table-cell" style:name="ae7649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10af0" style:parent-style-name="Standard">
      <style:text-properties fo:country="DE" fo:font-size="11.0pt" fo:language="de" style:font-name-asian="Cambria" style:font-size-asian="11.0pt"/>
    </style:style>
    <style:style style:family="table-cell" style:name="a86ac5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66862">
      <style:table-row-properties style:row-height="20.0mm"/>
    </style:style>
    <style:style style:family="paragraph" style:name="ac99843" style:parent-style-name="Standard">
      <style:text-properties fo:country="DE" fo:font-size="11.0pt" fo:language="de" style:font-name-asian="Cambria" style:font-size-asian="11.0pt"/>
    </style:style>
    <style:style style:family="table-cell" style:name="adde50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6d7d9" style:parent-style-name="Standard">
      <style:text-properties fo:country="DE" fo:font-size="11.0pt" fo:language="de" style:font-name-asian="Cambria" style:font-size-asian="11.0pt"/>
    </style:style>
    <style:style style:family="table-cell" style:name="afac3d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95cef" style:parent-style-name="Standard">
      <style:text-properties fo:country="DE" fo:font-size="11.0pt" fo:language="de" style:font-name-asian="Cambria" style:font-size-asian="11.0pt"/>
    </style:style>
    <style:style style:family="table-cell" style:name="a8332ea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b4ee1" style:parent-style-name="Standard">
      <style:text-properties fo:country="DE" fo:font-size="11.0pt" fo:language="de" style:font-name-asian="Cambria" style:font-size-asian="11.0pt"/>
    </style:style>
    <style:style style:family="table-cell" style:name="a8ea6d2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29818">
      <style:table-row-properties style:row-height="10.0mm"/>
    </style:style>
    <style:style style:family="table-column" style:name="a80cf90">
      <style:table-column-properties style:rel-column-width="25*"/>
    </style:style>
    <style:style style:family="table" style:name="aed4600">
      <style:table-properties fo:margin-left="0.0mm" style:width="16.249cm" table:align="left"/>
    </style:style>
    <style:style style:family="paragraph" style:name="a0baa1c" style:parent-style-name="Überschrift2">
      <style:paragraph-properties/>
    </style:style>
    <style:style style:family="paragraph" style:name="a9f8c6d" style:parent-style-name="Titel">
      <style:paragraph-properties fo:break-before="page"/>
    </style:style>
  </office:automatic-styles>
  <office:body>
    <office:text>
      <text:p text:style-name="a9f8c6d">Tables</text:p>
      <text:p text:style-name="Untertitel">Examples</text:p>
      <text:h text:outline-level="2" text:style-name="a0baa1c">Table with different background colors (hard coded)</text:h>
      <text:p text:style-name="Standard"/>
      <table:table table:style-name="aed4600">
        <table:table-column table:number-columns-repeated="4" table:style-name="a80cf90"/>
        <table:table-row table:style-name="a629818">
          <table:table-cell table:style-name="a8ea6d2">
            <text:p text:style-name="a3b4ee1">1</text:p>
          </table:table-cell>
          <table:table-cell table:style-name="a8332ea">
            <text:p text:style-name="ad95cef">2</text:p>
          </table:table-cell>
          <table:table-cell table:style-name="afac3d4">
            <text:p text:style-name="a06d7d9">3</text:p>
          </table:table-cell>
          <table:table-cell table:style-name="adde500">
            <text:p text:style-name="ac99843">4</text:p>
          </table:table-cell>
        </table:table-row>
        <table:table-row table:style-name="af66862">
          <table:table-cell table:style-name="a86ac58">
            <text:p text:style-name="a710af0">5</text:p>
          </table:table-cell>
          <table:table-cell table:style-name="ae76493">
            <text:p text:style-name="a478ad1">6</text:p>
          </table:table-cell>
          <table:table-cell table:style-name="abdb05b">
            <text:p text:style-name="a77d6ab">7</text:p>
          </table:table-cell>
          <table:table-cell table:style-name="abb00dd">
            <text:p text:style-name="a4b80c2">8</text:p>
          </table:table-cell>
        </table:table-row>
        <table:table-row table:style-name="ab13e1f">
          <table:table-cell table:style-name="aee17d9">
            <text:p text:style-name="ae1c33a">9</text:p>
          </table:table-cell>
          <table:table-cell table:style-name="a84b320">
            <text:p text:style-name="a80142d">10</text:p>
          </table:table-cell>
          <table:table-cell table:style-name="ab41d79">
            <text:p text:style-name="a8650cd">11</text:p>
          </table:table-cell>
          <table:table-cell table:style-name="a88dff6">
            <text:p text:style-name="a9d8dab">12</text:p>
          </table:table-cell>
        </table:table-row>
        <table:table-row table:style-name="a7c3261">
          <table:table-cell table:style-name="a957503">
            <text:p text:style-name="a85d412">13</text:p>
          </table:table-cell>
          <table:table-cell table:style-name="a721f08">
            <text:p text:style-name="aec3e87">14</text:p>
          </table:table-cell>
          <table:table-cell table:style-name="ac63221">
            <text:p text:style-name="aa5c672">15</text:p>
          </table:table-cell>
          <table:table-cell table:style-name="a0750ef">
            <text:p text:style-name="a65571f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3</dc:date>
    <meta:editing-cycles>2</meta:editing-cycles>
    <meta:editing-duration>PT0.016S</meta:editing-duration>
  </office:meta>
</office:document-meta>
</file>